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0bdb4a" officeooo:paragraph-rsid="000bdb4a"/>
    </style:style>
    <style:style style:name="P3" style:family="paragraph" style:parent-style-name="Standard">
      <style:paragraph-properties style:writing-mode="lr-tb"/>
      <style:text-properties officeooo:rsid="000bdb4a" officeooo:paragraph-rsid="000f63c7"/>
    </style:style>
    <style:style style:name="P4" style:family="paragraph" style:parent-style-name="Standard">
      <style:paragraph-properties style:writing-mode="lr-tb"/>
      <style:text-properties officeooo:paragraph-rsid="000bdb4a"/>
    </style:style>
    <style:style style:name="P5" style:family="paragraph" style:parent-style-name="Standard">
      <style:paragraph-properties style:writing-mode="lr-tb"/>
      <style:text-properties fo:color="#111111" loext:opacity="100%" officeooo:paragraph-rsid="000bdb4a" fo:background-color="#ffffff"/>
    </style:style>
    <style:style style:name="T1" style:family="text">
      <style:text-properties officeooo:rsid="000bdb4a"/>
    </style:style>
    <style:style style:name="T2" style:family="text">
      <style:text-properties fo:color="#111111" loext:opacity="100%" style:font-name="JetBrains Mono" fo:font-size="10pt" fo:font-style="normal" fo:font-weight="normal" fo:background-color="#ffffff" loext:char-shading-value="0" style:font-size-asian="10pt" style:font-style-asian="normal" style:font-weight-asian="normal"/>
    </style:style>
    <style:style style:name="T3" style:family="text">
      <style:text-properties fo:color="#111111" loext:opacity="100%" style:font-name="JetBrains Mono" fo:font-size="10pt" fo:font-style="normal" fo:font-weight="normal" fo:background-color="#ffffff" loext:char-shading-value="0" style:font-size-asian="10pt" style:font-style-asian="normal" style:font-weight-asian="normal"/>
    </style:style>
    <style:style style:name="T4" style:family="text">
      <style:text-properties fo:color="#111111" loext:opacity="100%" fo:background-color="#ffffff" loext:char-shading-value="0"/>
    </style:style>
    <style:style style:name="T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style:font-name="JetBrains Mono" fo:font-size="10pt" fo:font-style="normal" fo:font-weight="normal" officeooo:rsid="000bdb4a" style:font-size-asian="10pt" style:font-style-asian="normal" style:font-weight-asian="normal"/>
    </style:style>
    <style:style style:name="T7" style:family="text">
      <style:text-properties officeooo:rsid="000f63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 Pytrhon (3.7 version)</text:p>
      <text:p text:style-name="P2">Odoo set up file:</text:p>
      <text:p text:style-name="P2">1.<text:span text:style-name="T7">To solve all the issues before downloading anything:</text:span></text:p>
      <text:p text:style-name="P2"><text:tab/>- <text:span text:style-name="T7">sudo apt install software-properties-common</text:span></text:p>
      <text:p text:style-name="P2"><text:tab/>- sudo add-apt-repository ppa:deadsnakes/ppa</text:p>
      <text:p text:style-name="P2"/>
      <text:p text:style-name="P2">2. <text:span text:style-name="T7">Install Python:</text:span></text:p>
      <text:p text:style-name="P2"><text:tab/>- sudo apt install python3.7</text:p>
      <text:p text:style-name="P2"><text:tab/>- sudo apt install python3.7-venv<text:span text:style-name="T7">(for installing its env)</text:span></text:p>
      <text:p text:style-name="P2"/>
      <text:p text:style-name="P2">3. <text:span text:style-name="T7">Create venv:</text:span></text:p>
      <text:p text:style-name="P2"><text:tab/>- <text:span text:style-name="T7">python3.7 -m venv venv_name</text:span></text:p>
      <text:p text:style-name="P3"><text:tab/>- <text:span text:style-name="T7">source venv_name/bin/activate</text:span></text:p>
      <text:p text:style-name="P2"/>
      <text:p text:style-name="P2">4. Data base:</text:p>
      <text:p text:style-name="P2"><text:tab/>4.1 To create:</text:p>
      <text:p text:style-name="P4"><text:span text:style-name="T1"><text:tab/>- </text:span>sudo su postgres</text:p>
      <text:p text:style-name="P4"><text:tab/>- createuser -s user_name ( Ex. user_name = chirag )</text:p>
      <text:p text:style-name="P4"><text:tab/>- psql template1</text:p>
      <text:p text:style-name="P4"><text:tab/>- alter user user_name password 'user_pass'; ( Ex. alter user chirag password 'CHIRAG'; )</text:p>
      <text:p text:style-name="P4"><text:tab/></text:p>
      <text:p text:style-name="P4"><text:span text:style-name="T1">4.2 </text:span>If Resore Database<text:line-break/>    createdb -O user_name db_name;    ( Ex. createdb -O chirag HRMS )<text:line-break/>    psql -d db_name &lt; path_of_.sql_file   ( Ex. psql -d HRMS &lt; /download/hrms.sql )</text:p>
      <text:p text:style-name="P4"/>
      <text:p text:style-name="P4"/>
      <text:p text:style-name="P4"><text:span text:style-name="T1">4.3 </text:span>when you restore new database backup from server to local, use following query to postgres before starting database.<text:line-break/>    sudo su postgres<text:line-break/>    \c db_name<text:line-break/>    delete from ir_mail_server;<text:line-break/>    delete from fetchmail_server;<text:line-break/>    update res_users set password='admin', login='admin' where id=2;<text:line-break/>    update ir_cron set active= False;</text:p>
      <text:p text:style-name="P2"/>
      <text:p text:style-name="P2"/>
      <text:p text:style-name="P1"/>
      <text:p text:style-name="P2">5. Odoo -conf:</text:p>
      <text:p text:style-name="P2">- create odoo folder and in that : odoo.conf (file)</text:p>
      <text:p text:style-name="P4"><text:span text:style-name="T1"><text:tab/></text:span><text:span text:style-name="T2">addons_path </text:span><text:span text:style-name="T2">= /home/aarika/OdooHrms/odoo/addons, <text:s text:c="6"/>/home/aarika/OdooHrms/custom_addons/aspire-erp-15, /home/aarika/OdooHrms/custom_addons/RefrenceOdooAdons</text:span><text:span text:style-name="T4"><text:line-break/></text:span><text:span text:style-name="T2">admin_passwd </text:span><text:span text:style-name="T2">= admin</text:span><text:span text:style-name="T4"><text:line-break/></text:span><text:span text:style-name="T2">db_host </text:span><text:span text:style-name="T2">= localhost</text:span><text:span text:style-name="T4"><text:line-break/></text:span><text:span text:style-name="T2">db_maxconn </text:span><text:span text:style-name="T2">= 64</text:span><text:span text:style-name="T4"><text:line-break/></text:span><text:span text:style-name="T2">db_user </text:span><text:span text:style-name="T2">= aarika</text:span><text:span text:style-name="T4"><text:line-break/></text:span><text:span text:style-name="T2">db_password </text:span><text:span text:style-name="T2">= AARIKA</text:span><text:span text:style-name="T4"><text:line-break/></text:span><text:span text:style-name="T2">db_port </text:span><text:span text:style-name="T2">= 5432</text:span><text:span text:style-name="T4"><text:line-break/></text:span><text:span text:style-name="T2">db_name </text:span><text:span text:style-name="T2">= HRMS</text:span><text:span text:style-name="T4"><text:line-break/></text:span><text:span text:style-name="T2">http_port </text:span><text:span text:style-name="T2">= 8072</text:span></text:p>
      <text:p text:style-name="P5"><text:span text:style-name="T5"/></text:p>
      <text:p text:style-name="P5"><text:span text:style-name="T5">- </text:span><text:span text:style-name="T6">set edit configuration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5"/></text:p>
      <text:p text:style-name="P2"/>
      <text:p text:style-name="P1"/>
      <text:p text:style-name="P1"/>
      <text:p text:style-name="P1"/>
      <text:p text:style-name="P1"/>
      <text:p text:style-name="P2">pip install -r requirements.txt : file (for python 3.7 and aspire nu HRMS)</text:p>
      <text:p text:style-name="P1"/>
      <text:p text:style-name="P1">appdirs            1.4.4<text:line-break/>    attrs              23.1.0<text:line-break/>    Babel              2.6.0<text:line-break/>    beautifulsoup4     4.12.2<text:line-break/>    cached-property    1.5.2<text:line-break/>    certifi            2023.7.22<text:line-break/>    cffi               1.15.1<text:line-break/>    chardet            3.0.4<text:line-break/>    cryptography       38.0.4<text:line-break/>    decorator          4.4.2<text:line-break/>    defusedxml         0.7.1<text:line-break/>    docutils           0.16<text:line-break/>    docx-mailmerge     0.5.0<text:line-break/>    docxcompose        1.4.0<text:line-break/>    docxtpl            0.16.7<text:line-break/>    ebaysdk            2.1.5<text:line-break/>    et-xmlfile         1.1.0<text:line-break/>    fiscalyear         0.4.0<text:line-break/>    freezegun          0.3.11<text:line-break/>    gevent             1.5.0<text:line-break/>    greenlet           0.4.15<text:line-break/>    html2text          2020.1.16<text:line-break/>    htmldocx           0.0.6<text:line-break/>    idna               2.8<text:line-break/>    importlib-metadata 6.7.0<text:line-break/>    isodate            0.6.1<text:line-break/>    Jinja2             2.10.1<text:line-break/>    lib                4.0.0<text:line-break/>    libsass            0.18.0<text:line-break/>    lxml               4.3.2<text:line-break/>    MarkupSafe         1.1.0<text:line-break/>    num2words          0.5.6<text:line-break/>    numpy              1.21.6<text:line-break/>    ofxparse           0.19<text:line-break/>    openpyxl           3.1.2<text:line-break/>    pandas             1.3.5<text:line-break/>    passlib            1.7.2<text:line-break/>    Pillow             8.1.2<text:line-break/>    pip                23.2.1<text:line-break/>    polib              1.1.0<text:line-break/>    psutil             5.9.5<text:line-break/>    psycopg2           2.7.7<text:line-break/>    pycparser          2.21<text:line-break/>    pydot              1.4.1<text:line-break/><text:soft-page-break/>    pymssql            2.2.7<text:line-break/>    pyOpenSSL          22.1.0<text:line-break/>    pyparsing          3.1.1<text:line-break/>    PyPDF2             1.26.0<text:line-break/>    pyserial           3.4<text:line-break/>    python-dateutil    2.7.3<text:line-break/>    python-docx        0.8.11<text:line-break/>    python-stdnum      1.13<text:line-break/>    pytz               2019.3<text:line-break/>    pyusb              1.0.2<text:line-break/>    qrcode             6.1<text:line-break/>    reportlab          3.5.59<text:line-break/>    requests           2.22.0<text:line-break/>    requests-toolbelt  1.0.0<text:line-break/>    setuptools         47.1.0<text:line-break/>    six                1.16.0<text:line-break/>    soupsieve          2.4.1<text:line-break/>    typing_extensions  4.7.1<text:line-break/>    urllib3            1.25.11<text:line-break/>    vobject            0.9.6.1<text:line-break/>    Werkzeug           0.16.1<text:line-break/>    wheel              0.41.0<text:line-break/>    xlrd               1.1.0<text:line-break/>    XlsxWriter         1.1.2<text:line-break/>    xlwt               1.3.0<text:line-break/>    zeep               3.4.0<text:line-break/>    zipp               3.15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8:24:05.219723205</meta:creation-date>
    <dc:date>2023-09-01T18:40:12.833449806</dc:date>
    <meta:editing-duration>PT16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26" meta:word-count="360" meta:character-count="3625" meta:non-whitespace-character-count="2241"/>
  </office:meta>
</office:document-meta>
</file>